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498cm" fo:min-width="0.048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solid" draw:fill-color="#dddddd" draw:textarea-horizontal-align="justify" draw:textarea-vertical-align="middle" draw:auto-grow-height="false" fo:min-height="0.498cm" fo:min-width="0.048cm" fo:padding-top="0.151cm" fo:padding-bottom="0.151cm" fo:padding-left="0.276cm" fo:padding-right="0.276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6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7" style:family="graphic" style:parent-style-name="standard">
      <style:graphic-properties draw:stroke="none" svg:stroke-color="#000000" draw:fill="none" draw:fill-color="#0000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svg:stroke-width="0.053cm" svg:stroke-color="#000000" draw:marker-start-width="0.279cm" draw:marker-end-width="0.279cm" draw:fill="solid" draw:fill-color="#ff4000" draw:textarea-horizontal-align="justify" draw:textarea-vertical-align="middle" draw:auto-grow-height="false" fo:min-height="0.498cm" fo:min-width="0.048cm" fo:padding-top="0.151cm" fo:padding-bottom="0.151cm" fo:padding-left="0.276cm" fo:padding-right="0.276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dddddd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000000"/>
      <style:paragraph-properties fo:text-align="center"/>
    </style:style>
    <style:style style:name="P7" style:family="paragraph">
      <loext:graphic-properties draw:fill="solid" draw:fill-color="#ff4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4.5cm" svg:y1="4.2cm" svg:x2="13cm" svg:y2="4.2cm">
          <text:p/>
        </draw:line>
        <draw:custom-shape draw:style-name="gr2" draw:text-style-name="P2" draw:layer="layout" svg:width="0.6cm" svg:height="0.8cm" svg:x="5.2cm" svg:y="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cm" svg:height="0.8cm" svg:x="6.2cm" svg:y="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cm" svg:height="0.8cm" svg:x="7.2cm" svg:y="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cm" svg:height="0.8cm" svg:x="8.2cm" svg:y="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cm" svg:height="0.8cm" svg:x="10.2cm" svg:y="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cm" svg:height="0.8cm" svg:x="11.2cm" svg:y="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cm" svg:height="0.8cm" svg:x="12.2cm" svg:y="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cm" svg:height="0.8cm" svg:x="6.2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cm" svg:height="0.8cm" svg:x="7.2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cm" svg:height="0.8cm" svg:x="8.2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6cm" svg:height="0.8cm" svg:x="9.2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cm" svg:height="0.8cm" svg:x="10.2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cm" svg:height="0.8cm" svg:x="7.2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cm" svg:height="0.8cm" svg:x="8.2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6cm" svg:height="0.8cm" svg:x="9.2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cm" svg:height="0.8cm" svg:x="10.2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cm" svg:height="0.8cm" svg:x="11.2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cm" svg:height="0.8cm" svg:x="8.2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6cm" svg:height="0.8cm" svg:x="9.2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cm" svg:height="0.8cm" svg:x="10.2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cm" svg:height="0.8cm" svg:x="11.2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cm" svg:height="0.8cm" svg:x="12.2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cm" svg:height="0.8cm" svg:x="12.2cm" svg:y="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cm" svg:height="0.8cm" svg:x="11.2cm" svg:y="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cm" svg:height="0.8cm" svg:x="10.2cm" svg:y="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cm" svg:height="0.8cm" svg:x="9.2cm" svg:y="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cm" svg:height="0.8cm" svg:x="8.2cm" svg:y="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cm" svg:height="0.8cm" svg:x="7.2cm" svg:y="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cm" svg:height="0.8cm" svg:x="6.2cm" svg:y="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1cm" svg:height="0.1cm" svg:x="9.5cm" svg:y="3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5" draw:text-style-name="P5" draw:layer="layout" svg:width="1.2cm" svg:height="1cm" svg:x="4.2cm" svg:y="6.5cm">
          <draw:text-box>
            <text:p>+</text:p>
          </draw:text-box>
        </draw:frame>
        <draw:line draw:style-name="gr1" draw:text-style-name="P1" draw:layer="layout" svg:x1="4.5cm" svg:y1="7.9cm" svg:x2="13cm" svg:y2="7.9cm">
          <text:p/>
        </draw:line>
        <draw:custom-shape draw:style-name="gr6" draw:text-style-name="P2" draw:layer="layout" svg:width="0.2cm" svg:height="0.27cm" svg:x="10.65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0.2cm" svg:height="0.27cm" svg:x="9.65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0.2cm" svg:height="0.27cm" svg:x="8.65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0.2cm" svg:height="0.27cm" svg:x="7.65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0.2cm" svg:height="0.27cm" svg:x="6.65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02cm" svg:height="0.02cm" svg:x="4cm" svg:y="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6" draw:layer="layout" svg:width="0.02cm" svg:height="0.02cm" svg:x="13.5cm" svg:y="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" draw:text-style-name="P1" draw:layer="layout" svg:x1="4.5cm" svg:y1="13.2cm" svg:x2="7cm" svg:y2="13.2cm">
          <text:p/>
        </draw:line>
        <draw:custom-shape draw:style-name="gr2" draw:text-style-name="P2" draw:layer="layout" svg:width="0.6cm" svg:height="0.8cm" svg:x="5.2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cm" svg:height="0.8cm" svg:x="6.2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cm" svg:height="0.8cm" svg:x="7.2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cm" svg:height="0.8cm" svg:x="8.2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cm" svg:height="0.8cm" svg:x="10.2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cm" svg:height="0.8cm" svg:x="11.2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cm" svg:height="0.8cm" svg:x="6.2cm" svg:y="1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1cm" svg:height="0.1cm" svg:x="9.5cm" svg:y="11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5" draw:text-style-name="P5" draw:layer="layout" svg:width="1.2cm" svg:height="1cm" svg:x="4.3cm" svg:y="12.1cm">
          <draw:text-box>
            <text:p>-</text:p>
          </draw:text-box>
        </draw:frame>
        <draw:custom-shape draw:style-name="gr4" draw:text-style-name="P4" draw:layer="layout" svg:width="0.1cm" svg:height="0.1cm" svg:x="9.5cm" svg:y="11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6cm" svg:height="0.8cm" svg:x="13.2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cm" svg:height="0.8cm" svg:x="14.2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cm" svg:height="0.8cm" svg:x="15.2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cm" svg:height="0.8cm" svg:x="5.2cm" svg:y="1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2cm" svg:height="1cm" svg:x="12.1cm" svg:y="11cm">
          <draw:text-box>
            <text:p>=</text:p>
          </draw:text-box>
        </draw:frame>
        <draw:custom-shape draw:style-name="gr2" draw:text-style-name="P2" draw:layer="layout" svg:width="0.6cm" svg:height="0.8cm" svg:x="5.2cm" svg:y="1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cm" svg:height="0.8cm" svg:x="6.2cm" svg:y="1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cm" svg:height="0.8cm" svg:x="7.2cm" svg:y="1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cm" svg:height="0.8cm" svg:x="5.2cm" svg:y="1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cm" svg:height="0.8cm" svg:x="6.2cm" svg:y="1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cm" svg:height="0.8cm" svg:x="7.2cm" svg:y="1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4.5cm" svg:y1="15.7cm" svg:x2="8cm" svg:y2="15.7cm">
          <text:p/>
        </draw:line>
        <draw:custom-shape draw:style-name="gr3" draw:text-style-name="P3" draw:layer="layout" svg:width="0.6cm" svg:height="0.8cm" svg:x="6.2cm" svg:y="16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6cm" svg:height="0.8cm" svg:x="7.2cm" svg:y="16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6cm" svg:height="0.8cm" svg:x="8.2cm" svg:y="16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cm" svg:height="0.8cm" svg:x="6.2cm" svg:y="17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cm" svg:height="0.8cm" svg:x="7.2cm" svg:y="17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cm" svg:height="0.8cm" svg:x="8.2cm" svg:y="17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5.5cm" svg:y1="18.2cm" svg:x2="9cm" svg:y2="18.2cm">
          <text:p/>
        </draw:line>
        <draw:frame draw:style-name="gr5" draw:text-style-name="P5" draw:layer="layout" svg:width="1.2cm" svg:height="1cm" svg:x="4.3cm" svg:y="14.6cm">
          <draw:text-box>
            <text:p>-</text:p>
          </draw:text-box>
        </draw:frame>
        <draw:frame draw:style-name="gr5" draw:text-style-name="P5" draw:layer="layout" svg:width="1.2cm" svg:height="1cm" svg:x="5.3cm" svg:y="17.1cm">
          <draw:text-box>
            <text:p>-</text:p>
          </draw:text-box>
        </draw:frame>
        <draw:custom-shape draw:style-name="gr8" draw:text-style-name="P7" draw:layer="layout" svg:width="0.6cm" svg:height="0.8cm" svg:x="7.2cm" svg:y="1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0.6cm" svg:height="0.8cm" svg:x="8.2cm" svg:y="18.6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eter </meta:initial-creator>
    <meta:creation-date>2021-04-10T09:30:00.655288725</meta:creation-date>
    <dc:date>2021-04-10T11:24:34.038917025</dc:date>
    <dc:creator>Peter </dc:creator>
    <meta:editing-duration>PT1H26M40S</meta:editing-duration>
    <meta:editing-cycles>4</meta:editing-cycles>
    <meta:generator>LibreOffice/6.4.6.2$Linux_X86_64 LibreOffice_project/40$Build-2</meta:generator>
    <meta:document-statistic meta:object-count="74"/>
  </office:meta>
</office:document-meta>
</file>